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350d"/>
    </style:style>
    <style:style style:name="P2" style:family="paragraph" style:parent-style-name="Standard">
      <style:text-properties officeooo:rsid="0003350d" officeooo:paragraph-rsid="0003350d"/>
    </style:style>
    <style:style style:name="P3" style:family="paragraph" style:parent-style-name="Standard">
      <style:text-properties style:text-position="0% 100%" officeooo:rsid="0003350d" officeooo:paragraph-rsid="0003350d"/>
    </style:style>
    <style:style style:name="P4" style:family="paragraph" style:parent-style-name="Standard">
      <style:text-properties officeooo:rsid="0004a448" officeooo:paragraph-rsid="0003350d"/>
    </style:style>
    <style:style style:name="P5" style:family="paragraph" style:parent-style-name="Standard">
      <style:text-properties officeooo:rsid="0004a448" officeooo:paragraph-rsid="0004a448"/>
    </style:style>
    <style:style style:name="P6" style:family="paragraph" style:parent-style-name="Standard">
      <style:text-properties officeooo:rsid="00064050" officeooo:paragraph-rsid="00064050"/>
    </style:style>
    <style:style style:name="P7" style:family="paragraph" style:parent-style-name="Standard">
      <style:text-properties officeooo:paragraph-rsid="00064050"/>
    </style:style>
    <style:style style:name="P8" style:family="paragraph" style:parent-style-name="Standard">
      <style:text-properties style:text-position="0% 100%" officeooo:rsid="00064050" officeooo:paragraph-rsid="0004a448"/>
    </style:style>
    <style:style style:name="P9" style:family="paragraph" style:parent-style-name="Standard">
      <style:text-properties officeooo:rsid="00064050" officeooo:paragraph-rsid="00064050"/>
    </style:style>
    <style:style style:name="P10" style:family="paragraph" style:parent-style-name="Standard">
      <style:text-properties officeooo:rsid="00080273" officeooo:paragraph-rsid="00080273"/>
    </style:style>
    <style:style style:name="T1" style:family="text">
      <style:text-properties officeooo:rsid="0003350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3350d"/>
    </style:style>
    <style:style style:name="T4" style:family="text">
      <style:text-properties style:text-position="sub 58%" officeooo:rsid="00064050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3350d"/>
    </style:style>
    <style:style style:name="T7" style:family="text">
      <style:text-properties style:text-position="0% 100%" officeooo:rsid="00064050"/>
    </style:style>
    <style:style style:name="T8" style:family="text">
      <style:text-properties officeooo:rsid="000640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xprese los siguientes valores decimales en base 2.</text:p>
      <text:p text:style-name="P1">a)2<text:span text:style-name="T1">5</text:span><text:span text:style-name="T3">10</text:span><text:span text:style-name="T6"> = </text:span></text:p>
      <text:p text:style-name="P3">25 / 2 = 12 residuo = 1</text:p>
      <text:p text:style-name="P3">12 / 2 = 6 residuo = 0</text:p>
      <text:p text:style-name="P2">6 / 2 = 3 residuo = 0</text:p>
      <text:p text:style-name="P2">3 / 2 = 1 residuo = 1 </text:p>
      <text:p text:style-name="P2">1 / 2 = 0 residuo = 1</text:p>
      <text:p text:style-name="P4"/>
      <text:p text:style-name="P2"/>
      <text:p text:style-name="P5">b) 105<text:span text:style-name="T2">10</text:span><text:span text:style-name="T5"> = </text:span></text:p>
      <text:p text:style-name="P5">105 / 2 = 52 residuo = 1</text:p>
      <text:p text:style-name="P5">52 / 2 = 26 residuo = 0</text:p>
      <text:p text:style-name="P5">26 / 2 = 13 residuo = 0</text:p>
      <text:p text:style-name="P5">13 / 2 = 6 residuo = 1</text:p>
      <text:p text:style-name="P5">6 / 2 = 3 residuo = 0</text:p>
      <text:p text:style-name="P5">3 / 2 = 1 residuo = 1</text:p>
      <text:p text:style-name="P5">1 / 2 = 0 residuo = 1</text:p>
      <text:p text:style-name="P2"/>
      <text:p text:style-name="P5">c) 24<text:span text:style-name="T2">10</text:span><text:span text:style-name="T5"> = </text:span></text:p>
      <text:p text:style-name="P5">24 / 2 = 12 residuo = 0 <text:s/></text:p>
      <text:p text:style-name="P5">12 / 2 = 6 <text:s/>residuo = 0 <text:s/></text:p>
      <text:p text:style-name="P5">6 / 2 <text:s/>= 3 <text:s/>residuo = 0 <text:s/></text:p>
      <text:p text:style-name="P5">3 / 2 <text:s/>= 1 <text:s/>residuo = 1 <text:s/></text:p>
      <text:p text:style-name="P5">1 / 2 <text:s/>= 0 <text:s/>residuo = 1 <text:s/></text:p>
      <text:p text:style-name="P5"/>
      <text:p text:style-name="P5">d) 280<text:span text:style-name="T2">10</text:span><text:span text:style-name="T5"> =</text:span></text:p>
      <text:p text:style-name="P5">280 / 2 = 140 residuo = 0 <text:s/></text:p>
      <text:p text:style-name="P5">140 / 2 = 70 <text:s/>residuo = 0 <text:s/></text:p>
      <text:p text:style-name="P5">70 / 2 <text:s/>= 35 <text:s/>residuo = 0 <text:s/></text:p>
      <text:p text:style-name="P5">35 / 2 <text:s/>= 17 <text:s/>residuo = 1 <text:s/></text:p>
      <text:p text:style-name="P5">17 / 2 <text:s/>= 8 <text:s text:c="2"/>residuo = 1 <text:s/></text:p>
      <text:p text:style-name="P5">8 / 2 <text:s text:c="2"/>= 4 <text:s text:c="2"/>residuo = 0 <text:s/></text:p>
      <text:p text:style-name="P5">4 / 2 <text:s text:c="2"/>= 2 <text:s text:c="2"/>residuo = 0 <text:s/></text:p>
      <text:p text:style-name="P5">2 / 2 <text:s text:c="2"/>= 1 <text:s text:c="2"/>residuo = 0 <text:s/></text:p>
      <text:p text:style-name="P5">1 / 2 <text:s text:c="2"/>= 0 <text:s text:c="2"/>residuo = 1 <text:s/></text:p>
      <text:p text:style-name="P5"/>
      <text:p text:style-name="P5">e) <text:span text:style-name="T8">140</text:span><text:span text:style-name="T4">10</text:span><text:span text:style-name="T7"> = 140 / 2 = 70 residuo = 0 <text:s/></text:span></text:p>
      <text:p text:style-name="P8">70 / 2 <text:s/>= 35 residuo = 0 <text:s/></text:p>
      <text:p text:style-name="P8">35 / 2 <text:s/>= 17 residuo = 1 <text:s/></text:p>
      <text:p text:style-name="P8">17 / 2 <text:s/>= 8 <text:s/>residuo = 1 <text:s/></text:p>
      <text:p text:style-name="P8">8 / 2 <text:s text:c="2"/>= 4 <text:s/>residuo = 0 <text:s/></text:p>
      <text:p text:style-name="P8">4 / 2 <text:s text:c="2"/>= 2 <text:s/>residuo = 0 <text:s/></text:p>
      <text:p text:style-name="P8">2 / 2 <text:s text:c="2"/>= 1 <text:s/>residuo = 0 <text:s/></text:p>
      <text:p text:style-name="P8">1 / 2 <text:s text:c="2"/>= 0 <text:s/>residuo = 1 <text:s/></text:p>
      <text:p text:style-name="P5"><text:span text:style-name="T7"/></text:p>
      <text:p text:style-name="P6"><text:span text:style-name="T5">f) 320</text:span><text:span text:style-name="T2">10</text:span><text:span text:style-name="T5"> = </text:span></text:p>
      <text:p text:style-name="P6">320 / 2 = 160 residuo = 0 <text:s/></text:p>
      <text:p text:style-name="P6">160 / 2 = 80 <text:s/>residuo = 0 <text:s/></text:p>
      <text:p text:style-name="P6">80 / 2 <text:s/>= 40 <text:s/>residuo = 0 <text:s/></text:p>
      <text:p text:style-name="P6">40 / 2 <text:s/>= 20 <text:s/>residuo = 0 <text:s/></text:p>
      <text:p text:style-name="P6">20 / 2 <text:s/>= 10 <text:s/>residuo = 0 <text:s/></text:p>
      <text:p text:style-name="P6">10 / 2 <text:s/>= 5 <text:s text:c="2"/>residuo = 0 <text:s/></text:p>
      <text:p text:style-name="P6"><text:soft-page-break/>5 / 2 <text:s text:c="2"/>= 2 <text:s text:c="2"/>residuo = 1 <text:s/></text:p>
      <text:p text:style-name="P6">2 / 2 <text:s text:c="2"/>= 1 <text:s text:c="2"/>residuo = 0 <text:s/></text:p>
      <text:p text:style-name="P6">1 / 2 <text:s text:c="2"/>= 0 <text:s text:c="2"/>residuo = 1 <text:s/></text:p>
      <text:p text:style-name="P6"/>
      <text:p text:style-name="P6"/>
      <text:p text:style-name="P6">g) 53<text:span text:style-name="T2">10</text:span><text:span text:style-name="T5"> = </text:span></text:p>
      <text:p text:style-name="P6">53 / 2 = 26 residuo = 1 <text:s/></text:p>
      <text:p text:style-name="P6">26 / 2 = 13 residuo = 0 <text:s/></text:p>
      <text:p text:style-name="P6">13 / 2 = 6 <text:s/>residuo = 1 <text:s/></text:p>
      <text:p text:style-name="P6">6 / 2 <text:s/>= 3 <text:s/>residuo = 0 <text:s/></text:p>
      <text:p text:style-name="P6">3 / 2 <text:s/>= 1 <text:s/>residuo = 1 <text:s/></text:p>
      <text:p text:style-name="P6">1 / 2 <text:s/>= 0 <text:s/>residuo = 1 <text:s/><text:line-break/></text:p>
      <text:p text:style-name="P6">h) 355<text:span text:style-name="T2">10</text:span><text:span text:style-name="T5"> = </text:span></text:p>
      <text:p text:style-name="P6">355 / 2 = 177 residuo = 1 <text:s/></text:p>
      <text:p text:style-name="P6">177 / 2 = 88 <text:s/>residuo = 1 <text:s/></text:p>
      <text:p text:style-name="P6">88 / 2 <text:s/>= 44 <text:s/>residuo = 0 <text:s/></text:p>
      <text:p text:style-name="P6">44 / 2 <text:s/>= 22 <text:s/>residuo = 0 <text:s/></text:p>
      <text:p text:style-name="P6">22 / 2 <text:s/>= 11 <text:s/>residuo = 0 <text:s/></text:p>
      <text:p text:style-name="P6">11 / 2 <text:s/>= 5 <text:s text:c="2"/>residuo = 1 <text:s/></text:p>
      <text:p text:style-name="P6">5 / 2 <text:s text:c="2"/>= 2 <text:s text:c="2"/>residuo = 1 <text:s/></text:p>
      <text:p text:style-name="P6">2 / 2 <text:s text:c="2"/>= 1 <text:s text:c="2"/>residuo = 0 <text:s/></text:p>
      <text:p text:style-name="P6">1 / 2 <text:s text:c="2"/>= 0 <text:s text:c="2"/>residuo = 1 <text:s/></text:p>
      <text:p text:style-name="P5"/>
      <text:p text:style-name="P5"/>
      <text:p text:style-name="P1"><text:span text:style-name="T1">2) </text:span>Obtenga la representación en base 10 de los siguientes valores.</text:p>
      <text:p text:style-name="P1">a)11111<text:span text:style-name="T3">2</text:span> <text:span text:style-name="T1">= </text:span></text:p>
      <text:p text:style-name="P2">1×2⁵ + 1×2⁴ + 1×2³ + 1×2² + 1×2¹ + 1×2⁰ <text:s/></text:p>
      <text:p text:style-name="P2">= 32 + 16 + 8 + 4 + 2 + 1 = 63</text:p>
      <text:p text:style-name="P2"/>
      <text:p text:style-name="P2">111111₂ = 63₁₀</text:p>
      <text:p text:style-name="P2"/>
      <text:p text:style-name="P7"><text:span text:style-name="T8">b) </text:span>10001010₂ <text:span text:style-name="T8">= </text:span></text:p>
      <text:p text:style-name="P7">1×2⁷ + 0×2⁶ + 0×2⁵ + 0×2⁴ + 1×2³ + 0×2² + 1×2¹ + 0×2⁰ <text:s/></text:p>
      <text:p text:style-name="P7">= 128 + 0 + 0 + 0 + 8 + 0 + 2 + 0 = 138</text:p>
      <text:p text:style-name="P7"/>
      <text:p text:style-name="P7">10001010₂ <text:span text:style-name="T8">= 138</text:span></text:p>
      <text:p text:style-name="P2"/>
      <text:p text:style-name="P7"><text:span text:style-name="T8">c) </text:span>111011101₂ <text:span text:style-name="T8">= </text:span></text:p>
      <text:p text:style-name="P6">1×2⁸ + 1×2⁷ + 1×2⁶ + 0×2⁵ + 1×2⁴ + 1×2³ + 1×2² + 0×2¹ + 1×2⁰ <text:s/></text:p>
      <text:p text:style-name="P6">= 256 + 128 + 64 + 0 + 16 + 8 + 4 + 0 + 1 = 477</text:p>
      <text:p text:style-name="P6"/>
      <text:p text:style-name="P6">111011101₂ = 477</text:p>
      <text:p text:style-name="P6"/>
      <text:p text:style-name="P6"/>
      <text:p text:style-name="P6"><text:span text:style-name="T5"/></text:p>
      <text:p text:style-name="P10">SUMA DE NUMEROS BINARIOS</text:p>
      <text:p text:style-name="P10"><text:s text:c="2"/></text:p>
      <text:p text:style-name="P10"><text:s text:c="12"/>1 1 <text:s text:c="14"/></text:p>
      <text:p text:style-name="P10">a) 11100101</text:p>
      <text:p text:style-name="P10"><text:s text:c="4"/>00010101</text:p>
      <text:p text:style-name="P10"><text:s text:c="12"/>1010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7:38:32.865189712</meta:creation-date>
    <dc:date>2025-04-12T18:00:57.014803606</dc:date>
    <meta:editing-duration>PT1H30M3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85" meta:word-count="659" meta:character-count="2137" meta:non-whitespace-character-count="1339"/>
  </office:meta>
</office:document-meta>
</file>